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CrawlerIterator.CocoonCrawlerIterator( LuceneCocoonCrawler cocoonCraw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Crawler.crawl( URL url , int maxDep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coonCrawler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Crawler.afterPropertiesSe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LuceneCocoonCrawler.craw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Crawler.getLinkView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Crawler.get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Crawler.setAccept( String accep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ceneCocoonCrawler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Crawler.setExcludes( List 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Crawler.setDefaultExcludeFromCrawl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coonCrawlerIterator.nex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uceneCocoonCrawler.isExcludedURL( String ur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uceneCocoonCrawler.setUserAgent( String userAg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ceneCocoonCrawl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uceneCocoonCrawler.getLinks( URL url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LuceneCocoonCrawler.setIncludes( List in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Crawler.isIncludedURL( String ur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uceneCocoonCrawler.setLinkViewQuery( String linkViewQue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ceneCocoonCrawler.LuceneCocoonCraw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uceneCocoonCrawler.getEx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rawler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Crawler.getLink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Crawler.getIn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Crawl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uceneCocoonCrawler.getUser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Crawler.setLinkContentType( String linkCont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